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25ca" officeooo:paragraph-rsid="000825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eaglebone angstrom distribution</text:span>:</text:p>
      <text:p text:style-name="P1"/>
      <text:p text:style-name="P1"><text:a xlink:type="simple" xlink:href="http://downloads.angstrom-distribution.org/demo/beaglebone/">http://downloads.angstrom-distribution.org/demo/beaglebone/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1:24:50.236735667</meta:creation-date>
    <dc:date>2017-07-23T21:25:33.578124881</dc:date>
    <meta:editing-duration>PT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4" meta:character-count="92" meta:non-whitespace-character-count="90"/>
  </office:meta>
</office:document-meta>
</file>